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712b" officeooo:paragraph-rsid="001d712b"/>
    </style:style>
    <style:style style:name="P2" style:family="paragraph" style:parent-style-name="Standard">
      <style:text-properties officeooo:rsid="001d712b" officeooo:paragraph-rsid="0022cfe0"/>
    </style:style>
    <style:style style:name="P3" style:family="paragraph" style:parent-style-name="Standard">
      <style:text-properties officeooo:rsid="001d712b" officeooo:paragraph-rsid="0026a16d"/>
    </style:style>
    <style:style style:name="P4" style:family="paragraph" style:parent-style-name="Standard">
      <style:text-properties officeooo:rsid="002311c9" officeooo:paragraph-rsid="002311c9"/>
    </style:style>
    <style:style style:name="P5" style:family="paragraph" style:parent-style-name="Standard">
      <style:text-properties officeooo:rsid="00283219" officeooo:paragraph-rsid="00283219"/>
    </style:style>
    <style:style style:name="P6" style:family="paragraph" style:parent-style-name="Standard">
      <style:text-properties officeooo:rsid="001d712b" officeooo:paragraph-rsid="001d712b"/>
    </style:style>
    <style:style style:name="P7" style:family="paragraph" style:parent-style-name="Standard">
      <style:text-properties officeooo:rsid="001f1cd9" officeooo:paragraph-rsid="002311c9"/>
    </style:style>
    <style:style style:name="P8" style:family="paragraph" style:parent-style-name="Standard">
      <style:text-properties officeooo:rsid="002b7f70" officeooo:paragraph-rsid="002b7f70"/>
    </style:style>
    <style:style style:name="P9" style:family="paragraph" style:parent-style-name="Standard">
      <style:text-properties officeooo:rsid="002d490f" officeooo:paragraph-rsid="002d490f"/>
    </style:style>
    <style:style style:name="T1" style:family="text">
      <style:text-properties officeooo:rsid="001db79b"/>
    </style:style>
    <style:style style:name="T2" style:family="text">
      <style:text-properties officeooo:rsid="002034bf"/>
    </style:style>
    <style:style style:name="T3" style:family="text">
      <style:text-properties officeooo:rsid="0022cfe0"/>
    </style:style>
    <style:style style:name="T4" style:family="text">
      <style:text-properties officeooo:rsid="0024e657"/>
    </style:style>
    <style:style style:name="T5" style:family="text">
      <style:text-properties officeooo:rsid="002d49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effen 19.11.18 <text:s/><text:tab/></text:p>
      <text:p text:style-name="P3"/>
      <text:p text:style-name="P3">Sprintreview</text:p>
      <text:p text:style-name="P5">Für Sprint Nr. 2</text:p>
      <text:p text:style-name="P5"/>
      <text:p text:style-name="Standard"/>
      <text:p text:style-name="P1">Beginn: 13:54</text:p>
      <text:p text:style-name="P1"/>
      <text:p text:style-name="P1">Ende: <text:span text:style-name="T2">14:16</text:span></text:p>
      <text:p text:style-name="P1"/>
      <text:p text:style-name="P1">Anwesenheit: Yous<text:span text:style-name="T3">s</text:span>ef fehlt</text:p>
      <text:p text:style-name="P1"/>
      <text:p text:style-name="P4">Inhaltlich:</text:p>
      <text:p text:style-name="P1"/>
      <text:p text:style-name="P1">- Server-Client Struktur Login Schnittstelle fertig</text:p>
      <text:p text:style-name="P1"><text:tab/>- Player ID wird noch nicht richtig zugewiesen</text:p>
      <text:p text:style-name="P1"><text:tab/>- Exceptionhandling noch nicht fertig</text:p>
      <text:p text:style-name="P1"/>
      <text:p text:style-name="P1"/>
      <text:p text:style-name="P1">- Server ist auf "infinite listening loop" eingestellt</text:p>
      <text:p text:style-name="P1"/>
      <text:p text:style-name="P1"/>
      <text:p text:style-name="P1">- Kai soll sich in den kommenden Tagen um die Schnittstelle zwischen Server und Spiel kümmern</text:p>
      <text:p text:style-name="P2"><text:tab/>- <text:span text:style-name="T1">Kai kommuniziert diesbezüglich mit Spielfeld Gruppe </text:span></text:p>
      <text:p text:style-name="P1"><text:tab/></text:p>
      <text:p text:style-name="P1"/>
      <text:p text:style-name="P1">- <text:span text:style-name="T1">Team Mitglieder sollen sich mit Sockel und Parser auseinander setzen </text:span><text:s/></text:p>
      <text:p text:style-name="P1"><text:tab/>- <text:span text:style-name="T1">Im Ausrichter Branch</text:span></text:p>
      <text:p text:style-name="P1"/>
      <text:p text:style-name="P1"/>
      <text:p text:style-name="P1">- <text:span text:style-name="T1">Spielfeld bis Freitag präsentierbar aufstellen damit Datenstruktur fundamental steht</text:span></text:p>
      <text:p text:style-name="P1"><text:tab/>- <text:span text:style-name="T1">bestehende Game Klassen beachten</text:span></text:p>
      <text:p text:style-name="P1"/>
      <text:p text:style-name="P1"/>
      <text:p text:style-name="P1">- <text:span text:style-name="T1">Beobachter Logik Bearbeitung beginnt sobald Gui mit Hintergrund und ausgrauen der Buttons fertig ist</text:span></text:p>
      <text:p text:style-name="P1"/>
      <text:p text:style-name="P1"/>
      <text:p text:style-name="P4">- Sprintziele wurden somit erreicht</text:p>
      <text:p text:style-name="P4"><text:tab/>- <text:span text:style-name="T4">Server Foundation steht</text:span></text:p>
      <text:p text:style-name="P1"><text:tab/>- <text:span text:style-name="T4">Server-Client Struktur ist weitestgehend implementiert</text:span></text:p>
      <text:p text:style-name="P1"/>
      <text:p text:style-name="P1"/>
      <text:p text:style-name="P4">Organisatorisch:</text:p>
      <text:p text:style-name="P1"/>
      <text:p text:style-name="P7"><text:tab/>- Mittwoch Treffen abgesagt nur im Rahmen der Teams treffen und falls Probleme oder <text:tab/>Fragen aufkommen Slack nutzen</text:p>
      <text:p text:style-name="P7"/>
      <text:p text:style-name="P7"/>
      <text:p text:style-name="P7"/>
      <text:p text:style-name="P7"/>
      <text:p text:style-name="P7"/>
      <text:p text:style-name="P8"><text:soft-page-break/>Rückblickend auf den Sprint:</text:p>
      <text:p text:style-name="P8"/>
      <text:p text:style-name="P8">Abgabe von QA-Dokumet und Backlog sind besser gelaufen als beim Angebot da es zeitlich besser organisiert war und Probleme die auftraten weitestgehend schon bekannt waren.</text:p>
      <text:p text:style-name="P8">Die Foundation für den Spieleserver steht zu diesem Zeitpunkt ach wenn noch an vielen Aspekten gearbeit werden muss. Die dazugehörige Aufgabenverteilung läuft momentan auch soweit reibungslos. Die Arbeiten an Beobachter schreiten auch weiter fort <text:span text:style-name="T5">wobei die GUI Elemente weitestgehend fertig oder in den letzten Zügen sind.</text:span></text:p>
      <text:p text:style-name="P9">Die Arbeiten an einer provisorischen Version des Spielfeld haben auch bereits Fortschritt gemacht und sollen am Freitag vorgestel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45S</meta:editing-duration>
    <meta:editing-cycles>13</meta:editing-cycles>
    <meta:generator>LibreOffice/5.4.6.2$Windows_X86_64 LibreOffice_project/4014ce260a04f1026ba855d3b8d91541c224eab8</meta:generator>
    <dc:date>2019-01-24T21:58:51.476000000</dc:date>
    <meta:document-statistic meta:table-count="0" meta:image-count="0" meta:object-count="0" meta:page-count="2" meta:paragraph-count="28" meta:word-count="238" meta:character-count="1674" meta:non-whitespace-character-count="1447"/>
    <meta:user-defined meta:name="Info 1"/>
    <meta:user-defined meta:name="Info 2"/>
    <meta:user-defined meta:name="Info 3"/>
    <meta:user-defined meta:name="Info 4"/>
  </office:meta>
</office:document-meta>
</file>